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style:font-name="Liberation Mono"/>
    </style:style>
    <style:style style:name="P3" style:family="paragraph">
      <style:paragraph-properties fo:text-align="center"/>
      <style:text-properties style:font-name="Liberation Mono" fo:font-size="44pt" style:font-size-asian="44pt" style:font-size-complex="44pt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paragraph-properties fo:text-align="start"/>
      <style:text-properties style:font-name="Liberation Mono" fo:font-size="44pt" style:font-size-asian="44pt" style:font-size-complex="44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44pt" style:font-size-asian="44pt" style:font-size-complex="44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5.294cm" presentation:class="title" presentation:user-transformed="true">
          <draw:text-box>
            <text:p>Perl v5.28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The future according to SysPe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8.494cm" presentation:class="title" presentation:user-transformed="true">
          <draw:text-box>
            <text:p>New Global Vari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$^M</text:span></text:p>
          </draw:text-box>
        </draw:frame>
        <draw:frame draw:style-name="gr2" draw:text-style-name="P3" draw:layer="layout" svg:width="23.8cm" svg:height="2.012cm" svg:x="2cm" svg:y="4.413cm">
          <draw:text-box>
            <text:p xml:id="id1" text:id="id1" text:style-name="P3"><text:span text:style-name="T2">$MIA</text:span></text:p>
          </draw:text-box>
        </draw:frame>
        <draw:frame draw:style-name="gr2" draw:text-style-name="P4" draw:layer="layout" svg:width="23.8cm" svg:height="1.987cm" svg:x="2.147cm" svg:y="7.2cm">
          <draw:text-box>
            <text:p xml:id="id2" text:id="id2" text:style-name="P4"><text:span text:style-name="T3">“</text:span><text:span text:style-name="T3">Missing In Action”</text:span></text:p>
          </draw:text-box>
        </draw:frame>
        <draw:frame draw:style-name="gr3" draw:text-style-name="P4" draw:layer="layout" svg:width="23.8cm" svg:height="5.6cm" svg:x="2.147cm" svg:y="10cm">
          <draw:text-box>
            <text:p xml:id="id3" text:id="id3" text:style-name="P4"><text:span text:style-name="T3">Throws a warning when any module is imported which has an MIA maintainer.</text:span></text:p>
          </draw:text-box>
        </draw:frame>
        <draw:frame draw:style-name="gr4" draw:text-style-name="P3" draw:layer="layout" svg:width="23.8cm" svg:height="2.6cm" svg:x="2.147cm" svg:y="16.8cm">
          <draw:text-box>
            <text:p xml:id="id4" text:id="id4" text:style-name="P3"><text:span text:style-name="T2">use strict 'mia'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$^K</text:span></text:p>
          </draw:text-box>
        </draw:frame>
        <draw:frame draw:style-name="gr2" draw:text-style-name="P3" draw:layer="layout" svg:width="23.8cm" svg:height="2.012cm" svg:x="2cm" svg:y="4.413cm">
          <draw:text-box>
            <text:p xml:id="id5" text:id="id5" text:style-name="P3"><text:span text:style-name="T2">$KARMA</text:span></text:p>
          </draw:text-box>
        </draw:frame>
        <draw:frame draw:style-name="gr5" draw:text-style-name="P5" draw:layer="layout" svg:width="23.8cm" svg:height="9.056cm" svg:x="2.2cm" svg:y="11.144cm">
          <draw:text-box>
            <text:p xml:id="id7" text:id="id7" text:style-name="P5"><text:span text:style-name="T2">say $^K; <text:s text:c="3"/># 0</text:span></text:p>
            <text:p xml:id="id8" text:id="id8" text:style-name="P5"><text:span text:style-name="T2">require Moose;</text:span><text:span text:style-name="T2"><text:line-break/></text:span><text:span text:style-name="T2">say $^K; <text:s text:c="3"/># -1</text:span></text:p>
            <text:p xml:id="id9" text:id="id9" text:style-name="P5"><text:span text:style-name="T2">require Dancer2;</text:span><text:span text:style-name="T2"><text:line-break/></text:span><text:span text:style-name="T2">say $^K; <text:s text:c="3"/># 19</text:span></text:p>
          </draw:text-box>
        </draw:frame>
        <draw:frame draw:style-name="gr2" draw:text-style-name="P3" draw:layer="layout" svg:width="23.8cm" svg:height="2.012cm" svg:x="2cm" svg:y="8.388cm">
          <draw:text-box>
            <text:p xml:id="id6" text:id="id6" text:style-name="P3"><text:span text:style-name="T2">“</text:span><text:span text:style-name="T2">runtime perlcritic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7:40:10.815988061</meta:creation-date>
    <dc:date>2016-09-06T18:11:44.106450484</dc:date>
    <meta:editing-duration>PT31M33S</meta:editing-duration>
    <meta:editing-cycles>2</meta:editing-cycles>
    <meta:generator>LibreOffice/4.3.3.2$Linux_X86_64 LibreOffice_project/430m0$Build-2</meta:generator>
    <meta:document-statistic meta:object-count="41"/>
  </office:meta>
</office:document-meta>
</file>